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7388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47388" style:font-weight-asian="bold" style:font-weight-complex="bold"/>
    </style:style>
    <style:style style:name="P3" style:family="paragraph" style:parent-style-name="Standard">
      <style:text-properties officeooo:rsid="00147388" officeooo:paragraph-rsid="00147388"/>
    </style:style>
    <style:style style:name="T1" style:family="text">
      <style:text-properties officeooo:rsid="001473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va pratica del 19/02/03 <text:span text:style-name="T1">(rivisitata)</text:span></text:p>
      <text:p text:style-name="P1"/>
      <text:p text:style-name="P1"/>
      <text:p text:style-name="P1">Sviluppare un programma C che legga <text:span text:style-name="T1">un file di testo </text:span>parola per parola. </text:p>
      <text:p text:style-name="P1">Le parole possono essere solo numeri, interi o a virgola mobile, positivi o negativi, oppure gli operatori +, -, *, / separati tra di loro da spazi, tab o \n.</text:p>
      <text:p text:style-name="P1"><text:s/></text:p>
      <text:p text:style-name="P1">Qualora la parola sia un numero questo viene memorizzato accodandolo in un opportuno elenco.</text:p>
      <text:p text:style-name="P1"/>
      <text:p text:style-name="P1">Quando, viceversa, viene letto un operatore, gli ultimi due numeri inseriti nell'elenco vengono rimossi dall'elenco stesso, viene eseguita la relativa operazione tra di loro e il risultato di questa operazione viene accodato all'elenco. </text:p>
      <text:p text:style-name="P1"/>
      <text:p text:style-name="P1">Si tenga presente che il numero inserito per primo nell’elenco costituisce l’operando di sinistra. Terminato il file, viene visualizzato l'ultimo numero inserito nell'elenco.</text:p>
      <text:p text:style-name="P1"/>
      <text:p text:style-name="P3">Direttive di impementazione:</text:p>
      <text:p text:style-name="P3"/>
      <text:p text:style-name="P3">Si realizzi l'elenco destinato alla memorizzazione dei numeri mediante:</text:p>
      <text:p text:style-name="P3"/>
      <text:p text:style-name="P3">struct elenco {</text:p>
      <text:p text:style-name="P3"><text:tab/>double numeri[1000]; // coda dei numeri</text:p>
      <text:p text:style-name="P3"><text:tab/>size_t <text:s text:c="2"/>n; <text:tab/><text:tab/>// riempimento della coda</text:p>
      <text:p text:style-name="P3">};</text:p>
      <text:p text:style-name="P3"/>
      <text:p text:style-name="P3">Le operazioni di inserimento o rimozione numeri venga fatta tramite:</text:p>
      <text:p text:style-name="P3"/>
      <text:p text:style-name="P3">void push(struct elenco *lista, const double x); <text:tab/>// inserimento numero</text:p>
      <text:p text:style-name="P3">double <text:s/>pop(struct elenco *lista);<text:tab/><text:tab/><text:tab/>// prelievo numero<text:tab/></text:p>
      <text:p text:style-name="P3"/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ssimo Bertozzi</meta:initial-creator>
    <meta:creation-date>2020-12-15T09:34:19.883639332</meta:creation-date>
    <dc:date>2020-12-15T09:41:15.909025498</dc:date>
    <dc:creator>Massimo Bertozzi</dc:creator>
    <meta:editing-duration>PT6M57S</meta:editing-duration>
    <meta:editing-cycles>1</meta:editing-cycles>
    <meta:document-statistic meta:table-count="0" meta:image-count="0" meta:object-count="0" meta:page-count="1" meta:paragraph-count="16" meta:word-count="173" meta:character-count="1164" meta:non-whitespace-character-count="992"/>
    <meta:generator>LibreOffice/6.4.6.2$Linux_X86_64 LibreOffice_project/40$Build-2</meta:generator>
  </office:meta>
</office:document-meta>
</file>